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DAVID COLLATUPA LLANOS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U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ZAMALLOA LLANOS, UBALD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100604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6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2</text:p>
          </table:table-cell>
          <table:table-cell table:style-name="Tableau1.A2" office:value-type="string">
            <text:p text:style-name="P13">35</text:p>
          </table:table-cell>
          <table:table-cell table:style-name="Tableau1.D2" office:value-type="string">
            <text:p text:style-name="P12">147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47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4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5T17:06:07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